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41cm"/>
    </style:style>
    <style:style style:name="co2" style:family="table-column">
      <style:table-column-properties fo:break-before="auto" style:column-width="11.876cm"/>
    </style:style>
    <style:style style:name="co3" style:family="table-column">
      <style:table-column-properties fo:break-before="auto" style:column-width="14.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.498cm" fo:break-before="auto" style:use-optimal-row-height="false"/>
    </style:style>
    <style:style style:name="ro2" style:family="table-row">
      <style:table-row-properties style:row-height="3.531cm" fo:break-before="auto" style:use-optimal-row-height="false"/>
    </style:style>
    <style:style style:name="ro3" style:family="table-row">
      <style:table-row-properties style:row-height="0.998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working_par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default-cell-style-name="ce1"/>
        <table:table-column table:style-name="co1" table:number-columns-repeated="16374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ignator_image</text:p>
          </table:table-cell>
          <table:table-cell table:style-name="ce1" office:value-type="string" calcext:value-type="string">
            <text:p>oomp_id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link</text:p>
          </table:table-cell>
          <table:table-cell/>
          <table:table-cell table:style-name="ce1" table:number-columns-repeated="16378"/>
        </table:table-row>
        <table:table-row table:style-name="ro1">
          <table:table-cell table:style-name="ce2" office:value-type="string" calcext:value-type="string">
            <text:p>motor1</text:p>
          </table:table-cell>
          <table:table-cell table:style-name="ce2" table:formula="of:= &quot;[![&quot; &amp; [.A2] &amp; &quot;](images/part_&quot; &amp; [.A2] &amp; &quot;_140.jpg)](images/part_&quot; &amp; [.A2] &amp; &quot;.jpg) &quot;" office:value-type="string" office:string-value="[![motor1](images/part_motor1_140.jpg)](images/part_motor1.jpg) " calcext:value-type="string">
            <text:p>[![motor1](images/part_motor1_140.jpg)](images/part_motor1.jpg) </text:p>
          </table:table-cell>
          <table:table-cell table:style-name="ce2"/>
          <table:table-cell table:style-name="ce5" office:value-type="string" calcext:value-type="string">
            <text:p>y axis, roller paper forward and back</text:p>
          </table:table-cell>
          <table:table-cell table:style-name="ce5"/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motor2</text:p>
          </table:table-cell>
          <table:table-cell table:style-name="ce2" table:formula="of:= &quot;[![&quot; &amp; [.A3] &amp; &quot;](images/part_&quot; &amp; [.A3] &amp; &quot;_140.jpg)](images/part_&quot; &amp; [.A3] &amp; &quot;.jpg) &quot;" office:value-type="string" office:string-value="[![motor2](images/part_motor2_140.jpg)](images/part_motor2.jpg) " calcext:value-type="string">
            <text:p>[![motor2](images/part_motor2_140.jpg)](images/part_motor2.jpg) </text:p>
          </table:table-cell>
          <table:table-cell table:style-name="ce2"/>
          <table:table-cell table:style-name="ce2" office:value-type="string" calcext:value-type="string">
            <text:p>x axis, knife head across</text:p>
          </table:table-cell>
          <table:table-cell/>
          <table:table-cell table:style-name="ce2" table:number-columns-repeated="16379"/>
        </table:table-row>
        <table:table-row table:style-name="ro2">
          <table:table-cell table:style-name="ce2" office:value-type="string" calcext:value-type="string">
            <text:p>u100</text:p>
          </table:table-cell>
          <table:table-cell table:style-name="ce2" table:formula="of:= &quot;[![&quot; &amp; [.A4] &amp; &quot;](images/part_&quot; &amp; [.A4] &amp; &quot;_140.jpg)](images/part_&quot; &amp; [.A4] &amp; &quot;.jpg) &quot;" office:value-type="string" office:string-value="[![u100](images/part_u100_140.jpg)](images/part_u100.jpg) " calcext:value-type="string">
            <text:p>[![u100](images/part_u100_140.jpg)](images/part_u100.jpg) </text:p>
          </table:table-cell>
          <table:table-cell table:style-name="ce2"/>
          <table:table-cell table:style-name="ce2" office:value-type="string" calcext:value-type="string">
            <text:p>mcu, </text:p>
            <text:p>custom labeled pic? </text:p>
            <text:p>100 pin tqfp 12x12 0.4 mm pitch </text:p>
            <text:p>footprint kicad_package_qfp_tqfp_100_12x12mm_p0_4mm</text:p>
            <text:p>symbol</text:p>
          </table:table-cell>
          <table:table-cell/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p200</text:p>
          </table:table-cell>
          <table:table-cell table:style-name="ce2" table:formula="of:= &quot;[![&quot; &amp; [.A5] &amp; &quot;](images/part_&quot; &amp; [.A5] &amp; &quot;_140.jpg)](images/part_&quot; &amp; [.A5] &amp; &quot;.jpg) &quot;" office:value-type="string" office:string-value="[![p200](images/part_p200_140.jpg)](images/part_p200.jpg) " calcext:value-type="string">
            <text:p>[![p200](images/part_p200_140.jpg)](images/part_p200.jpg) </text:p>
          </table:table-cell>
          <table:table-cell table:style-name="ce2" office:value-type="string" calcext:value-type="string">
            <text:p>electronic_header_2_5_mm_jst_xh_8_pin_through_hole</text:p>
          </table:table-cell>
          <table:table-cell table:style-name="ce5" office:value-type="string" calcext:value-type="string">
            <text:p>jst xh 8 pin connector  </text:p>
            <text:p>For optical encoders</text:p>
          </table:table-cell>
          <table:table-cell/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p600</text:p>
          </table:table-cell>
          <table:table-cell table:style-name="ce2" table:formula="of:= &quot;[![&quot; &amp; [.A6] &amp; &quot;](images/part_&quot; &amp; [.A6] &amp; &quot;_140.jpg)](images/part_&quot; &amp; [.A6] &amp; &quot;.jpg) &quot;" office:value-type="string" office:string-value="[![p600](images/part_p600_140.jpg)](images/part_p600.jpg) " calcext:value-type="string">
            <text:p>[![p600](images/part_p600_140.jpg)](images/part_p600.jpg) </text:p>
          </table:table-cell>
          <table:table-cell table:style-name="ce2" office:value-type="string" calcext:value-type="string">
            <text:p>electronic_header_2_5_mm_jst_xh_6_pin_through_hole</text:p>
          </table:table-cell>
          <table:table-cell table:style-name="ce2" office:value-type="string" calcext:value-type="string">
            <text:p>js xh 6 pin</text:p>
            <text:p>For drive motors</text:p>
          </table:table-cell>
          <table:table-cell/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u600</text:p>
          </table:table-cell>
          <table:table-cell table:style-name="ce2" table:formula="of:= &quot;[![&quot; &amp; [.A7] &amp; &quot;](images/part_&quot; &amp; [.A7] &amp; &quot;_140.jpg)](images/part_&quot; &amp; [.A7] &amp; &quot;.jpg) &quot;" office:value-type="string" office:string-value="[![u600](images/part_u600_140.jpg)](images/part_u600.jpg) " calcext:value-type="string">
            <text:p>[![u600](images/part_u600_140.jpg)](images/part_u600.jpg) </text:p>
          </table:table-cell>
          <table:table-cell table:style-name="ce2"/>
          <table:table-cell table:style-name="ce2" office:value-type="string" calcext:value-type="string">
            <text:p>allegro 4954 motor driver</text:p>
          </table:table-cell>
          <table:table-cell office:value-type="string" calcext:value-type="string">
            <text:p><text:a xlink:href="https://www.allegromicro.com/en/products/motor-drivers/brush-dc-motor-drivers/a4954" xlink:type="simple">https://www.allegromicro.com/en/products/motor-drivers/brush-dc-motor-drivers/a4954</text:a></text:p>
          </table:table-cell>
          <table:table-cell table:style-name="ce2" table:number-columns-repeated="5"/>
          <table:table-cell table:number-columns-repeated="16374"/>
        </table:table-row>
        <table:table-row table:style-name="ro1">
          <table:table-cell table:style-name="ce2" office:value-type="string" calcext:value-type="string">
            <text:p>u601</text:p>
          </table:table-cell>
          <table:table-cell table:style-name="ce2" table:formula="of:= &quot;[![&quot; &amp; [.A8] &amp; &quot;](images/part_&quot; &amp; [.A8] &amp; &quot;_140.jpg)](images/part_&quot; &amp; [.A8] &amp; &quot;.jpg) &quot;" office:value-type="string" office:string-value="[![u601](images/part_u601_140.jpg)](images/part_u601.jpg) " calcext:value-type="string">
            <text:p>[![u601](images/part_u601_140.jpg)](images/part_u601.jpg) </text:p>
          </table:table-cell>
          <table:table-cell table:style-name="ce2"/>
          <table:table-cell table:style-name="ce2" office:value-type="string" calcext:value-type="string">
            <text:p>allegro a4950 motor driver</text:p>
          </table:table-cell>
          <table:table-cell office:value-type="string" calcext:value-type="string">
            <text:p><text:a xlink:href="https://www.allegromicro.com/en/products/motor-drivers/brush-dc-motor-drivers/a4950" xlink:type="simple">https://www.allegromicro.com/en/products/motor-drivers/brush-dc-motor-drivers/a4950</text:a></text:p>
          </table:table-cell>
          <table:table-cell table:style-name="ce2" table:number-columns-repeated="5"/>
          <table:table-cell table:number-columns-repeated="16374"/>
        </table:table-row>
        <table:table-row table:style-name="ro1">
          <table:table-cell table:style-name="ce2" office:value-type="string" calcext:value-type="string">
            <text:p>u602</text:p>
          </table:table-cell>
          <table:table-cell table:style-name="ce2" table:formula="of:= &quot;[![&quot; &amp; [.A9] &amp; &quot;](images/part_&quot; &amp; [.A9] &amp; &quot;_140.jpg)](images/part_&quot; &amp; [.A9] &amp; &quot;.jpg) &quot;" office:value-type="string" office:string-value="[![u602](images/part_u602_140.jpg)](images/part_u602.jpg) " calcext:value-type="string">
            <text:p>[![u602](images/part_u602_140.jpg)](images/part_u602.jpg) </text:p>
          </table:table-cell>
          <table:table-cell table:style-name="ce2"/>
          <table:table-cell table:style-name="ce2" office:value-type="string" calcext:value-type="string">
            <text:p>allegro a4950 motor driver</text:p>
          </table:table-cell>
          <table:table-cell office:value-type="string" calcext:value-type="string">
            <text:p><text:a xlink:href="https://www.allegromicro.com/en/products/motor-drivers/brush-dc-motor-drivers/a4950" xlink:type="simple">https://www.allegromicro.com/en/products/motor-drivers/brush-dc-motor-drivers/a4950</text:a></text:p>
          </table:table-cell>
          <table:table-cell table:style-name="ce2" table:number-columns-repeated="5"/>
          <table:table-cell table:number-columns-repeated="16374"/>
        </table:table-row>
        <table:table-row table:style-name="ro3">
          <table:table-cell table:style-name="ce2" office:value-type="string" calcext:value-type="string">
            <text:p>u1000</text:p>
          </table:table-cell>
          <table:table-cell table:style-name="ce2" table:formula="of:= &quot;[![&quot; &amp; [.A10] &amp; &quot;](images/part_&quot; &amp; [.A10] &amp; &quot;_140.jpg)](images/part_&quot; &amp; [.A10] &amp; &quot;.jpg) &quot;" office:value-type="string" office:string-value="[![u1000](images/part_u1000_140.jpg)](images/part_u1000.jpg) " calcext:value-type="string">
            <text:p>[![u1000](images/part_u1000_140.jpg)](images/part_u1000.jpg) </text:p>
          </table:table-cell>
          <table:table-cell table:style-name="ce2"/>
          <table:table-cell table:style-name="ce2" office:value-type="string" calcext:value-type="string">
            <text:p>allegro a4950 motor driver</text:p>
          </table:table-cell>
          <table:table-cell office:value-type="string" calcext:value-type="string">
            <text:p><text:a xlink:href="https://www.allegromicro.com/en/products/motor-drivers/brush-dc-motor-drivers/a4950" xlink:type="simple">https://www.allegromicro.com/en/products/motor-drivers/brush-dc-motor-drivers/a4950</text:a></text:p>
          </table:table-cell>
          <table:table-cell table:style-name="ce2" table:number-columns-repeated="16379"/>
        </table:table-row>
        <table:table-row table:style-name="ro3" table:number-rows-repeated="82">
          <table:table-cell table:style-name="ce2" table:number-columns-repeated="4"/>
          <table:table-cell/>
          <table:table-cell table:style-name="ce2" table:number-columns-repeated="16379"/>
        </table:table-row>
        <table:table-row table:style-name="ro3" table:number-rows-repeated="104848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10:14:43.8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9T10:15:06.078000000</dc:date>
    <meta:editing-duration>PT19H16M34S</meta:editing-duration>
    <meta:editing-cycles>31</meta:editing-cycles>
    <meta:generator>LibreOffice/7.6.0.3$Windows_X86_64 LibreOffice_project/69edd8b8ebc41d00b4de3915dc82f8f0fc3b6265</meta:generator>
    <meta:document-statistic meta:table-count="1" meta:cell-count="38" meta:object-count="0"/>
  </office:meta>
</office:document-meta>
</file>